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600000156A22EF5812EBA41A5.png" manifest:media-type="image/png"/>
  <manifest:file-entry manifest:full-path="Pictures/100000000000027A000002DB70D84DA086BBA16D.png" manifest:media-type="image/png"/>
  <manifest:file-entry manifest:full-path="Pictures/100000000000040E0000050D61CF2C46038C19AF.png" manifest:media-type="image/png"/>
  <manifest:file-entry manifest:full-path="Pictures/10000000000002BD000004BD927437C110C298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de:</text:p>
      <text:p text:style-name="Standard"><draw:frame draw:style-name="fr4" draw:name="Image1" text:anchor-type="char" svg:x="0.4547in" svg:y="0.1445in" svg:width="5.6366in" svg:height="9.7535in" draw:z-index="0"><draw:image xlink:href="Pictures/10000000000002BD000004BD927437C110C2989E.png" xlink:type="simple" xlink:show="embed" xlink:actuate="onLoad" draw:mime-type="image/png"/></draw:frame></text:p>
      <text:p text:style-name="P1"/>
      <text:p text:style-name="Standard"><draw:frame draw:style-name="fr3" draw:name="Image2" text:anchor-type="char" svg:width="6.9252in" svg:height="8.6256in" draw:z-index="1"><draw:image xlink:href="Pictures/100000000000040E0000050D61CF2C46038C19AF.png" xlink:type="simple" xlink:show="embed" xlink:actuate="onLoad" draw:mime-type="image/png"/></draw:frame></text:p>
      <text:p text:style-name="Standard"><draw:frame draw:style-name="fr2" draw:name="Image3" text:anchor-type="char" svg:width="6.6043in" svg:height="7.6146in" draw:z-index="2"><draw:image xlink:href="Pictures/100000000000027A000002DB70D84DA086BBA16D.png" xlink:type="simple" xlink:show="embed" xlink:actuate="onLoad" draw:mime-type="image/png"/></draw:frame><text:soft-page-break/></text:p>
      <text:p text:style-name="Standard"/>
      <text:p text:style-name="P1">Sample Output:</text:p>
      <text:p text:style-name="Standard"><draw:frame draw:style-name="fr1" draw:name="Image4" text:anchor-type="char" svg:width="4.3957in" svg:height="3.5626in" draw:z-index="3"><draw:image xlink:href="Pictures/10000000000001A600000156A22EF5812EBA41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4T12:13:54.253066841</meta:creation-date>
    <meta:generator>LibreOffice/7.1.0.3$Linux_X86_64 LibreOffice_project/10$Build-3</meta:generator>
    <dc:date>2021-02-24T12:21:33.481553735</dc:date>
    <meta:editing-duration>PT7M40S</meta:editing-duration>
    <meta:editing-cycles>1</meta:editing-cycles>
    <meta:document-statistic meta:table-count="0" meta:image-count="4" meta:object-count="0" meta:page-count="4" meta:paragraph-count="2" meta:word-count="3" meta:character-count="19" meta:non-whitespace-character-count="18"/>
  </office:meta>
</office:document-meta>
</file>